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marker-start="Arrow" draw:marker-end="" draw:marker-end-width="0.3cm" draw:textarea-horizontal-align="center" draw:textarea-vertical-align="middle"/>
    </style:style>
    <style:style style:name="gr2" style:family="graphic" style:parent-style-name="standard">
      <style:graphic-properties draw:stroke="dash" draw:stroke-dash="Ultrafine_20_Dashed" draw:marker-start="Arrow" draw:marker-end="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gradient" draw:fill-color="#ffffff" draw:fill-gradient-name="Gradient_20_71" draw:textarea-horizontal-align="justify" draw:textarea-vertical-align="middle" draw:auto-grow-height="false" draw:shadow="visible"/>
    </style:style>
    <style:style style:name="gr7" style:family="graphic" style:parent-style-name="standard">
      <style:graphic-properties draw:fill="gradient" draw:fill-color="#b88080" draw:fill-gradient-name="Gradient_20_71" draw:textarea-horizontal-align="justify" draw:textarea-vertical-align="middle" draw:auto-grow-height="false" draw:shadow="visible"/>
    </style:style>
    <style:style style:name="gr8" style:family="graphic" style:parent-style-name="standard">
      <style:graphic-properties draw:fill="gradient" draw:fill-color="#19aaaa" draw:fill-gradient-name="Gradient_20_71" draw:textarea-horizontal-align="justify" draw:textarea-vertical-align="middle" draw:auto-grow-height="false" draw:shadow="visibl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3.1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width="0.051cm" draw:marker-start-width="0.381cm" draw:marker-end-width="0.381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3" style:family="graphic" style:parent-style-name="standard">
      <style:graphic-properties draw:fill="gradient" draw:fill-gradient-name="Gradient_20_77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fill-gradient-name="Gradient_20_77" draw:textarea-horizontal-align="left" draw:auto-grow-height="true" draw:auto-grow-width="true" fo:min-height="0.268cm" fo:min-width="0.444cm"/>
    </style:style>
    <style:style style:name="P1" style:family="paragraph">
      <style:paragraph-properties fo:text-align="center"/>
      <style:text-properties fo:font-size="20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fo:font-size="20pt" fo:font-weight="normal" style:font-size-asian="18pt" style:font-weight-asian="normal" style:font-size-complex="18pt" style:font-weight-complex="normal"/>
    </style:style>
    <style:style style:name="P4" style:family="paragraph">
      <style:paragraph-properties fo:text-align="center"/>
      <style:text-properties fo:color="#000000" fo:font-size="20pt" fo:text-shadow="none" fo:font-weight="normal" style:font-size-asian="18pt" style:font-weight-asian="normal" style:font-size-complex="18pt" style:font-weight-complex="normal"/>
    </style:style>
    <style:style style:name="P5" style:family="paragraph">
      <style:text-properties fo:font-size="20pt" style:font-size-asian="18pt" style:font-size-complex="18pt"/>
    </style:style>
    <style:style style:name="P6" style:family="paragraph">
      <style:text-properties fo:font-family="Arial" style:font-family-generic="swiss" style:font-pitch="variable" fo:font-size="20pt" style:font-size-asian="18pt" style:font-size-complex="18pt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text-shadow="none" fo:font-weight="normal" style:font-weight-asian="normal" style:font-weight-complex="normal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54cm" svg:y1="5.355cm" svg:x2="19.874cm" svg:y2="5.355cm">
          <text:p text:style-name="P1">priority</text:p>
        </draw:line>
        <draw:line draw:style-name="gr2" draw:text-style-name="P2" draw:layer="layout" svg:x1="3.135cm" svg:y1="8.99cm" svg:x2="24.725cm" svg:y2="8.99cm">
          <text:p/>
        </draw:line>
        <draw:line draw:style-name="gr1" draw:text-style-name="P1" draw:layer="layout" svg:x1="3.14cm" svg:y1="6.455cm" svg:x2="8.474cm" svg:y2="6.455cm">
          <text:p text:style-name="P1">mi</text:p>
        </draw:line>
        <draw:connector draw:style-name="gr3" draw:text-style-name="P2" draw:layer="layout" svg:x1="24.899cm" svg:y1="2.802cm" svg:x2="24.897cm" svg:y2="9.489cm" svg:d="m24899 2802v3344h-2v3343">
          <text:p/>
        </draw:connector>
        <draw:line draw:style-name="gr4" draw:text-style-name="P2" draw:layer="layout" svg:x1="3.135cm" svg:y1="7.09cm" svg:x2="24.725cm" svg:y2="7.09cm">
          <text:p/>
        </draw:line>
        <draw:line draw:style-name="gr5" draw:text-style-name="P1" draw:layer="layout" svg:x1="8.275cm" svg:y1="4.29cm" svg:x2="13.99cm" svg:y2="4.29cm">
          <text:p/>
        </draw:line>
        <draw:line draw:style-name="gr1" draw:text-style-name="P1" draw:layer="layout" svg:x1="8.74cm" svg:y1="6.155cm" svg:x2="14.074cm" svg:y2="6.155cm">
          <text:p text:style-name="P1">mi</text:p>
        </draw:line>
        <draw:line draw:style-name="gr5" draw:text-style-name="P1" draw:layer="layout" svg:x1="3.075cm" svg:y1="4.09cm" svg:x2="8.155cm" svg:y2="4.09cm">
          <text:p/>
        </draw:line>
        <draw:custom-shape draw:style-name="gr6" draw:text-style-name="P1" xml:id="id2" draw:id="id2" draw:layer="layout" svg:width="4.762cm" svg:height="2.167cm" svg:x="11.918cm" svg:y="0.635cm">
          <text:p text:style-name="P1">Scheduling </text:p>
          <text:p text:style-name="P1">Manag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3" draw:id="id3" draw:layer="layout" svg:width="4.445cm" svg:height="2.167cm" svg:x="6.175cm" svg:y="0.635cm">
          <text:p text:style-name="P1"><text:span text:style-name="T1">Process </text:span></text:p>
          <text:p text:style-name="P1"><text:span text:style-name="T1">St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1" draw:id="id1" draw:layer="layout" svg:width="4.38cm" svg:height="1.652cm" svg:x="0.635cm" svg:y="1.15cm">
          <text:p text:style-name="P1"><text:span text:style-name="T2">Active Ob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.445cm" svg:height="1.905cm" svg:x="22.695cm" svg:y="0.897cm">
          <text:p text:style-name="P1">Execution </text:p>
          <text:p text:style-name="P1">Manag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2.825cm" svg:y1="2.802cm" svg:x2="2.813cm" svg:y2="9.709cm" draw:start-shape="id1" draw:start-glue-point="2" svg:d="m2825 2802v3756h-12v3151">
          <text:p/>
        </draw:connector>
        <draw:connector draw:style-name="gr3" draw:text-style-name="P2" draw:layer="layout" svg:x1="14.299cm" svg:y1="2.802cm" svg:x2="14.281cm" svg:y2="6.822cm" draw:start-shape="id2" draw:start-glue-point="2" svg:d="m14299 2802v2312h-18v1708">
          <text:p/>
        </draw:connector>
        <draw:connector draw:style-name="gr3" draw:text-style-name="P2" draw:layer="layout" svg:x1="8.397cm" svg:y1="2.802cm" svg:x2="8.398cm" svg:y2="6.963cm" draw:start-shape="id3" draw:start-glue-point="2" svg:d="m8397 2802v2382h1v1779">
          <text:p/>
        </draw:connector>
        <draw:custom-shape draw:style-name="gr9" draw:text-style-name="P1" draw:layer="layout" svg:width="0.635cm" svg:height="2.54cm" svg:x="13.94cm" svg:y="4.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635cm" svg:height="2.54cm" svg:x="24.62cm" svg:y="6.5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35cm" svg:height="2.87cm" svg:x="8.12cm" svg:y="3.69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4.202cm" svg:height="1.038cm" svg:x="9.725cm" svg:y="6.868cm">
          <draw:text-box>
            <text:p text:style-name="P5"><text:span text:style-name="T3">execute(mi)</text:span></text:p>
          </draw:text-box>
        </draw:frame>
        <draw:custom-shape draw:style-name="gr9" draw:text-style-name="P2" draw:layer="layout" svg:width="0.635cm" svg:height="5.38cm" svg:x="2.541cm" svg:y="3.72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1.84cm" svg:height="1.038cm" svg:x="4.605cm" svg:y="3.363cm">
          <draw:text-box>
            <text:p text:style-name="P5">take</text:p>
          </draw:text-box>
        </draw:frame>
        <draw:frame draw:style-name="gr11" draw:text-style-name="P5" draw:layer="layout" svg:width="2.352cm" svg:height="1.038cm" svg:x="10.025cm" svg:y="3.493cm">
          <draw:text-box>
            <text:p text:style-name="P5">select</text:p>
          </draw:text-box>
        </draw:frame>
        <draw:custom-shape draw:style-name="gr12" draw:text-style-name="P2" draw:layer="layout" svg:width="1.702cm" svg:height="5.969cm" svg:x="1.07cm" svg:y="3.385cm">
          <text:p/>
          <draw:enhanced-geometry svg:viewBox="0 0 21600 21600" draw:mirror-horizontal="false" draw:mirror-vertical="false" draw:glue-points="21600 0 0 10800 21600 21600" draw:text-areas="13800 ?f9 21600 ?f10" draw:type="left-brace" draw:modifiers="3111.82838024011 10291.989765794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custom-shape draw:style-name="gr13" draw:text-style-name="P2" draw:layer="layout" svg:width="4.985cm" svg:height="1.405cm" svg:x="22.115cm" svg:y="7.346cm">
            <text:p text:style-name="P2">EXECUTE</text:p>
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</draw:custom-shape>
          <draw:frame draw:style-name="gr14" draw:text-style-name="P7" draw:layer="layout" svg:width="1.082cm" svg:height="0.806cm" svg:x="22.173cm" svg:y="7.311cm">
            <draw:text-box>
              <text:p><text:span text:style-name="T4">ref</text:span></text:p>
            </draw:text-box>
          </draw:frame>
        </draw:g>
        <draw:connector draw:style-name="gr3" draw:text-style-name="P2" draw:layer="layout" svg:x1="19.7cm" svg:y1="2.803cm" svg:x2="19.7cm" svg:y2="6.105cm" svg:d="m19700 2803v3302">
          <text:p/>
        </draw:connector>
        <draw:line draw:style-name="gr5" draw:text-style-name="P1" draw:layer="layout" svg:x1="14.636cm" svg:y1="4.891cm" svg:x2="19.462cm" svg:y2="4.891cm">
          <text:p/>
        </draw:line>
        <draw:custom-shape draw:style-name="gr6" draw:text-style-name="P1" draw:layer="layout" svg:width="4.445cm" svg:height="1.905cm" svg:x="17.496cm" svg:y="0.898cm">
          <text:p text:style-name="P1">Priority</text:p>
          <text:p text:style-name="P1">Manag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635cm" svg:height="1.27cm" svg:x="19.421cm" svg:y="4.455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4.007cm" svg:height="1.038cm" svg:x="14.985cm" svg:y="4.056cm">
          <draw:text-box>
            <text:p text:style-name="P5">resolve(mi)</text:p>
          </draw:text-box>
        </draw:frame>
        <draw:custom-shape draw:style-name="gr12" draw:text-style-name="P1" draw:layer="layout" svg:width="0.762cm" svg:height="1.27cm" svg:x="13.165cm" svg:y="4.555cm">
          <text:p/>
          <draw:enhanced-geometry svg:viewBox="0 0 21600 21600" draw:mirror-horizontal="false" draw:mirror-vertical="false" draw:glue-points="21600 0 0 10800 21600 21600" draw:text-areas="13800 ?f9 21600 ?f10" draw:type="left-brace" draw:modifiers="3111.82838024011 10291.989765794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71" draw:display-name="Gradient 71" draw:style="linear" draw:start-color="#e6e6e6" draw:end-color="#b3b3b3" draw:start-intensity="100%" draw:end-intensity="100%" draw:angle="0" draw:border="0%"/>
    <draw:gradient draw:name="Gradient_20_77" draw:display-name="Gradient 77" draw:style="linear" draw:start-color="#e6e6e6" draw:end-color="#cccccc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102cm" draw:shadow-offset-y="0.102cm" draw:shadow-color="#4c4c4c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ehrooz Nobakht</meta:initial-creator>
    <meta:creation-date>2011-03-30T11:39:54</meta:creation-date>
    <dc:date>2011-08-12T13:30:47</dc:date>
    <dc:creator>Behrooz Nobakht</dc:creator>
    <meta:editing-duration>PT3H4M1S</meta:editing-duration>
    <meta:editing-cycles>101</meta:editing-cycles>
    <meta:generator>LibreOffice/3.3$Linux LibreOffice_project/330m19$Build-202</meta:generator>
    <meta:document-statistic meta:object-count="32"/>
  </office:meta>
</office:document-meta>
</file>